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11pt" officeooo:paragraph-rsid="0000d07e" style:font-size-asian="11pt" style:font-size-complex="11pt"/>
    </style:style>
    <style:style style:name="P4" style:family="paragraph" style:parent-style-name="UrbanBody">
      <style:paragraph-properties fo:line-height="100%"/>
      <style:text-properties style:font-name="Arial" fo:font-size="11pt" officeooo:paragraph-rsid="0000d07e" style:font-size-asian="11pt" style:font-size-complex="11pt"/>
    </style:style>
    <style:style style:name="P5" style:family="paragraph" style:parent-style-name="UrbanTitle">
      <style:text-properties fo:text-transform="uppercase" style:font-name="Arial" fo:font-size="14pt" officeooo:paragraph-rsid="0000d07e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style:text-underline-style="none" fo:font-weight="normal" officeooo:paragraph-rsid="0000d07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style:text-underline-style="none" fo:font-weight="normal" officeooo:paragraph-rsid="0000d07e" style:font-size-asian="11pt" style:font-size-complex="11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officeooo:paragraph-rsid="0000d07e" style:font-size-asian="11pt" style:font-size-complex="11pt"/>
    </style:style>
    <style:style style:name="P9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" fo:font-size="11pt" fo:font-style="normal" officeooo:rsid="000462e6" officeooo:paragraph-rsid="000462e6" style:font-size-asian="11pt" style:font-style-asian="normal" style:font-size-complex="11pt" style:font-style-complex="normal"/>
    </style:style>
    <style:style style:name="P10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" fo:font-size="11pt" fo:font-style="normal" officeooo:paragraph-rsid="0000d07e" style:font-size-asian="11pt" style:font-style-asian="normal" style:font-size-complex="11pt" style:font-style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cdab4" style:font-weight-asian="normal" style:font-weight-complex="normal"/>
    </style:style>
    <style:style style:name="T8" style:family="text">
      <style:text-properties officeooo:rsid="000dadae" style:font-weight-asian="normal" style:font-weight-complex="normal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weight-asian="normal" style:font-style-complex="normal" style:font-weight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6"/>
      <text:p text:style-name="P7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7"/>
      <text:p text:style-name="P8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10"/>
      <text:p text:style-name="P9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0-12-02T10:15:05.158269913</dc:date>
    <meta:editing-duration>PT8M47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9" meta:character-count="1025" meta:non-whitespace-character-count="917"/>
  </office:meta>
</office:document-meta>
</file>